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se and slider</text:h>
      <text:p text:style-name="Text_20_body"/>
      <text:h text:style-name="P1" text:outline-level="1">Crescent-shaped piece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>
        <style:tab-stops/>
      </style:paragraph-properties>
      <style:text-properties fo:font-size="1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6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li </meta:initial-creator>
    <meta:creation-date>2011-10-06T15:04:57</meta:creation-date>
    <meta:document-statistic meta:table-count="0" meta:image-count="0" meta:object-count="0" meta:page-count="2" meta:paragraph-count="2" meta:word-count="5" meta:character-count="36"/>
    <dc:date>2011-10-07T10:17:57</dc:date>
    <dc:creator>Samuli </dc:creator>
    <meta:editing-duration>PT18H42M39S</meta:editing-duration>
    <meta:editing-cycles>1</meta:editing-cycles>
    <meta:generator>LibreOffice/3.3$Linux LibreOffice_project/330m19$Build-301</meta:generator>
  </office:meta>
</office:document-meta>
</file>